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4.449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11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5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shapes>
          <draw:frame draw:z-index="0" draw:style-name="gr1" draw:text-style-name="P1" svg:width="24.784cm" svg:height="15.299cm" svg:x="0cm" svg:y="15.383cm">
            <draw:object draw:notify-on-update-of-ranges="Tabelle1.E10:Tabelle1.E1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Data Count</text:p>
          </table:table-cell>
          <table:table-cell table:style-name="ce2" office:value-type="string">
            <text:p>xml.sax</text:p>
          </table:table-cell>
          <table:table-cell table:style-name="ce2" office:value-type="string">
            <text:p>xml.dom.minidom</text:p>
          </table:table-cell>
          <table:table-cell table:style-name="ce2" office:value-type="string">
            <text:p>ecoxipy.dom_output</text:p>
          </table:table-cell>
          <table:table-cell table:style-name="ce2" office:value-type="string">
            <text:p>ecoxipy.element_output</text:p>
          </table:table-cell>
          <table:table-cell table:style-name="ce2" office:value-type="string">
            <text:p>ecoxipy.string_output</text:p>
          </table:table-cell>
          <table:table-cell table:style-name="ce1"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.160655021667">
            <text:p>0,1606550217</text:p>
          </table:table-cell>
          <table:table-cell table:style-name="Default" office:value-type="float" office:value="0.175456047058">
            <text:p>0,1754560471</text:p>
          </table:table-cell>
          <table:table-cell table:style-name="Default" office:value-type="float" office:value="0.214683055878">
            <text:p>0,2146830559</text:p>
          </table:table-cell>
          <table:table-cell table:style-name="Default" office:value-type="float" office:value="0.264106035233">
            <text:p>0,2641060352</text:p>
          </table:table-cell>
          <table:table-cell table:style-name="Default" office:value-type="float" office:value="0.109682798386">
            <text:p>0,109682798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.35773897171">
            <text:p>0,3577389717</text:p>
          </table:table-cell>
          <table:table-cell table:style-name="Default" office:value-type="float" office:value="0.425384044647">
            <text:p>0,4253840446</text:p>
          </table:table-cell>
          <table:table-cell table:style-name="Default" office:value-type="float" office:value="0.517231225967">
            <text:p>0,517231226</text:p>
          </table:table-cell>
          <table:table-cell table:style-name="Default" office:value-type="float" office:value="0.589969873428">
            <text:p>0,5899698734</text:p>
          </table:table-cell>
          <table:table-cell table:style-name="Default" office:value-type="float" office:value="0.290338039398">
            <text:p>0,290338039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.66107916832">
            <text:p>0,6610791683</text:p>
          </table:table-cell>
          <table:table-cell table:style-name="Default" office:value-type="float" office:value="0.825186014175">
            <text:p>0,8251860142</text:p>
          </table:table-cell>
          <table:table-cell table:style-name="Default" office:value-type="float" office:value="1.00097084045">
            <text:p>1,0009708405</text:p>
          </table:table-cell>
          <table:table-cell table:style-name="Default" office:value-type="float" office:value="1.11694788933">
            <text:p>1,1169478893</text:p>
          </table:table-cell>
          <table:table-cell table:style-name="Default" office:value-type="float" office:value="0.597747087479">
            <text:p>0,597747087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.07438993454">
            <text:p>1,0743899345</text:p>
          </table:table-cell>
          <table:table-cell table:style-name="Default" office:value-type="float" office:value="1.38895106316">
            <text:p>1,3889510632</text:p>
          </table:table-cell>
          <table:table-cell table:style-name="Default" office:value-type="float" office:value="1.64776706696">
            <text:p>1,647767067</text:p>
          </table:table-cell>
          <table:table-cell table:style-name="Default" office:value-type="float" office:value="1.85813093185">
            <text:p>1,8581309319</text:p>
          </table:table-cell>
          <table:table-cell table:style-name="Default" office:value-type="float" office:value="0.973158121109">
            <text:p>0,973158121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.60521006584">
            <text:p>1,6052100658</text:p>
          </table:table-cell>
          <table:table-cell table:style-name="Default" office:value-type="float" office:value="2.06564497948">
            <text:p>2,0656449795</text:p>
          </table:table-cell>
          <table:table-cell table:style-name="Default" office:value-type="float" office:value="2.5850880146">
            <text:p>2,5850880146</text:p>
          </table:table-cell>
          <table:table-cell table:style-name="Default" office:value-type="float" office:value="2.77182888985">
            <text:p>2,7718288899</text:p>
          </table:table-cell>
          <table:table-cell table:style-name="Default" office:value-type="float" office:value="1.5076417923">
            <text:p>1,5076417923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3.02000808716">
            <text:p>3,0200080872</text:p>
          </table:table-cell>
          <table:table-cell table:style-name="Default" office:value-type="float" office:value="3.91522598267">
            <text:p>3,9152259827</text:p>
          </table:table-cell>
          <table:table-cell table:style-name="Default" office:value-type="float" office:value="4.77024412155">
            <text:p>4,7702441216</text:p>
          </table:table-cell>
          <table:table-cell table:style-name="Default" office:value-type="float" office:value="5.30777406693">
            <text:p>5,3077740669</text:p>
          </table:table-cell>
          <table:table-cell table:style-name="Default" office:value-type="float" office:value="2.80180597305">
            <text:p>2,801805973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4.92860102654">
            <text:p>4,9286010265</text:p>
          </table:table-cell>
          <table:table-cell table:style-name="Default" office:value-type="float" office:value="6.50646996498">
            <text:p>6,506469965</text:p>
          </table:table-cell>
          <table:table-cell table:style-name="Default" office:value-type="float" office:value="7.62937283516">
            <text:p>7,6293728352</text:p>
          </table:table-cell>
          <table:table-cell table:style-name="Default" office:value-type="float" office:value="8.45925784111">
            <text:p>8,4592578411</text:p>
          </table:table-cell>
          <table:table-cell table:style-name="Default" office:value-type="float" office:value="4.65331697464">
            <text:p>4,653316974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/>
          <table:table-cell table:number-columns-repeated="1018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.04.2013</text:date>, <text:time>01:3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01:32:25</dc:date>
    <dc:creator>Michael Pohl</dc:creator>
    <meta:generator>OpenOffice.org/3.4$Unix OpenOffice.org_project/340m1$Build-9590</meta:generator>
    <meta:editing-duration>PT41M21S</meta:editing-duration>
    <meta:editing-cycles>8</meta:editing-cycles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85cm" svg:height="15.3cm" xlink:href="." xlink:type="simple" chart:class="chart:scatter" chart:style-name="ch1">
        <chart:title svg:x="9.416cm" svg:y="0.441cm" chart:style-name="ch2">
          <text:p>ECoXiPy Performance Tests</text:p>
        </chart:title>
        <chart:subtitle svg:x="7.03cm" svg:y="1.532cm" chart:style-name="ch3">
          <text:p>Creation of a sample HTML document with generated content</text:p>
        </chart:subtitle>
        <chart:legend svg:x="19.186cm" svg:y="2.942cm" style:legend-expansion="custom" chartooo:width="5.109cm" chartooo:height="4.385cm" style:legend-expansion-aspect-ratio="1.16510832383124" chart:style-name="ch4"/>
        <chart:plot-area chart:style-name="ch5" chart:data-source-has-labels="both" svg:x="1.743cm" svg:y="2.913cm" svg:width="16.961cm" svg:height="11.328cm">
          <chartooo:coordinate-region svg:x="2.192cm" svg:y="3.111cm" svg:width="16.313cm" svg:height="10.485cm"/>
          <chart:axis chart:dimension="x" chart:name="primary-x" chart:style-name="ch6" chartooo:axis-type="auto">
            <chart:title svg:x="6.61cm" svg:y="14.548cm" chart:style-name="ch7">
              <text:p>Data Count (exponentially growing document size)</text:p>
            </chart:title>
            <chart:categories table:cell-range-address="local-table.$A$2:.$A$10"/>
            <chart:grid chart:style-name="ch8" chart:class="major"/>
          </chart:axis>
          <chart:axis chart:dimension="y" chart:name="primary-y" chart:style-name="ch6">
            <chart:title svg:x="0.719cm" svg:y="11.005cm" chart:style-name="ch9">
              <text:p>Time to build document [seconds]</text:p>
            </chart:title>
            <chart:grid chart:style-name="ch8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ml.sax</text:p>
              </table:table-cell>
              <table:table-cell office:value-type="string">
                <text:p>xml.dom.minidom</text:p>
              </table:table-cell>
              <table:table-cell office:value-type="string">
                <text:p>ecoxipy.dom_output</text:p>
              </table:table-cell>
              <table:table-cell office:value-type="string">
                <text:p>ecoxipy.element_output</text:p>
              </table:table-cell>
              <table:table-cell office:value-type="string">
                <text:p>ecoxipy.string_output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60655021667">
                <text:p>0.160655021667</text:p>
              </table:table-cell>
              <table:table-cell office:value-type="float" office:value="0.175456047058">
                <text:p>0.175456047058</text:p>
              </table:table-cell>
              <table:table-cell office:value-type="float" office:value="0.214683055878">
                <text:p>0.214683055878</text:p>
              </table:table-cell>
              <table:table-cell office:value-type="float" office:value="0.264106035233">
                <text:p>0.264106035233</text:p>
              </table:table-cell>
              <table:table-cell office:value-type="float" office:value="0.109682798386">
                <text:p>0.1096827983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5773897171">
                <text:p>0.35773897171</text:p>
              </table:table-cell>
              <table:table-cell office:value-type="float" office:value="0.425384044647">
                <text:p>0.425384044647</text:p>
              </table:table-cell>
              <table:table-cell office:value-type="float" office:value="0.517231225967">
                <text:p>0.517231225967</text:p>
              </table:table-cell>
              <table:table-cell office:value-type="float" office:value="0.589969873428">
                <text:p>0.589969873428</text:p>
              </table:table-cell>
              <table:table-cell office:value-type="float" office:value="0.290338039398">
                <text:p>0.2903380393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6107916832">
                <text:p>0.66107916832</text:p>
              </table:table-cell>
              <table:table-cell office:value-type="float" office:value="0.825186014175">
                <text:p>0.825186014175</text:p>
              </table:table-cell>
              <table:table-cell office:value-type="float" office:value="1.00097084045">
                <text:p>1.00097084045</text:p>
              </table:table-cell>
              <table:table-cell office:value-type="float" office:value="1.11694788933">
                <text:p>1.11694788933</text:p>
              </table:table-cell>
              <table:table-cell office:value-type="float" office:value="0.597747087479">
                <text:p>0.5977470874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07438993454">
                <text:p>1.07438993454</text:p>
              </table:table-cell>
              <table:table-cell office:value-type="float" office:value="1.38895106316">
                <text:p>1.38895106316</text:p>
              </table:table-cell>
              <table:table-cell office:value-type="float" office:value="1.64776706696">
                <text:p>1.64776706696</text:p>
              </table:table-cell>
              <table:table-cell office:value-type="float" office:value="1.85813093185">
                <text:p>1.85813093185</text:p>
              </table:table-cell>
              <table:table-cell office:value-type="float" office:value="0.973158121109">
                <text:p>0.9731581211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60521006584">
                <text:p>1.60521006584</text:p>
              </table:table-cell>
              <table:table-cell office:value-type="float" office:value="2.06564497948">
                <text:p>2.06564497948</text:p>
              </table:table-cell>
              <table:table-cell office:value-type="float" office:value="2.5850880146">
                <text:p>2.5850880146</text:p>
              </table:table-cell>
              <table:table-cell office:value-type="float" office:value="2.77182888985">
                <text:p>2.77182888985</text:p>
              </table:table-cell>
              <table:table-cell office:value-type="float" office:value="1.5076417923">
                <text:p>1.50764179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.02000808716">
                <text:p>3.02000808716</text:p>
              </table:table-cell>
              <table:table-cell office:value-type="float" office:value="3.91522598267">
                <text:p>3.91522598267</text:p>
              </table:table-cell>
              <table:table-cell office:value-type="float" office:value="4.77024412155">
                <text:p>4.77024412155</text:p>
              </table:table-cell>
              <table:table-cell office:value-type="float" office:value="5.30777406693">
                <text:p>5.30777406693</text:p>
              </table:table-cell>
              <table:table-cell office:value-type="float" office:value="2.80180597305">
                <text:p>2.801805973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.92860102654">
                <text:p>4.92860102654</text:p>
              </table:table-cell>
              <table:table-cell office:value-type="float" office:value="6.50646996498">
                <text:p>6.50646996498</text:p>
              </table:table-cell>
              <table:table-cell office:value-type="float" office:value="7.62937283516">
                <text:p>7.62937283516</text:p>
              </table:table-cell>
              <table:table-cell office:value-type="float" office:value="8.45925784111">
                <text:p>8.45925784111</text:p>
              </table:table-cell>
              <table:table-cell office:value-type="float" office:value="4.65331697464">
                <text:p>4.65331697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